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M Roman 10" svg:font-family="'LM Roman 10'" style:font-pitch="variable"/>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31.34mm"/>
    </style:style>
    <style:style style:name="Table1.B" style:family="table-column">
      <style:table-column-properties style:column-width="138.61mm"/>
    </style:style>
    <style:style style:name="Table1.A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LM Roman 10" fo:language="es" fo:country="ES" officeooo:rsid="00053908" officeooo:paragraph-rsid="00053908"/>
    </style:style>
    <style:style style:name="P2" style:family="paragraph" style:parent-style-name="Table_20_Contents">
      <style:text-properties style:font-name="LM Roman 10" fo:language="es" fo:country="ES" officeooo:rsid="001430d6" officeooo:paragraph-rsid="00159082"/>
    </style:style>
    <style:style style:name="P3" style:family="paragraph" style:parent-style-name="Table_20_Contents">
      <style:paragraph-properties fo:text-align="center" style:justify-single-word="false"/>
      <style:text-properties style:font-name="LM Roman Slanted 10" fo:language="es" fo:country="ES" fo:font-weight="bold" officeooo:rsid="00053908" officeooo:paragraph-rsid="00053908" style:font-weight-asian="bold" style:font-weight-complex="bold"/>
    </style:style>
    <style:style style:name="P4"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159082"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159082" style:font-style-asian="normal" style:font-style-complex="normal"/>
    </style:style>
    <style:style style:name="T5" style:family="text">
      <style:text-properties officeooo:rsid="00159082"/>
    </style:style>
    <style:style style:name="T6" style:family="text">
      <style:text-properties officeooo:rsid="0016d20c"/>
    </style:style>
    <style:style style:name="gr1" style:family="graphic">
      <style:graphic-properties svg:stroke-width="0.81mm"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81mm" svg:stroke-color="#ff0000"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81mm" svg:stroke-color="#00cc00" draw:marker-start-width="4.74mm" draw:marker-end="Arrow_20_concave" draw:marker-end-width="4.74mm" draw:textarea-horizontal-align="center" draw:textarea-vertical-align="middle" fo:padding-top="0.41mm" fo:padding-bottom="0.41mm" fo:padding-left="0.41mm" fo:padding-right="0.41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table:number-columns-spanned="2" office:value-type="string">
            <text:p text:style-name="P3">Conceptos de Solución Propuestos</text:p>
          </table:table-cell>
          <table:covered-table-cell/>
        </table:table-row>
        <table:table-row>
          <table:table-cell table:style-name="Table1.A2" office:value-type="string">
            <text:p text:style-name="P1">Opción 1</text:p>
            <text:p text:style-name="P1"><draw:line text:anchor-type="paragraph" draw:z-index="0" draw:name="Shape1" draw:style-name="gr1" draw:text-style-name="P4" svg:x1="8.34mm" svg:y1="3.32mm" svg:x2="22.26mm" svg:y2="3.43mm"><text:p/></draw:line></text:p>
          </table:table-cell>
          <table:table-cell table:style-name="Table1.B2" office:value-type="string">
            <text:p text:style-name="P2">Para esta solución se usará un servidor en la nube para almacenar los datos de los sensores <text:span text:style-name="T6">en una base de datos</text:span>y para ejecutar el algoritmo de procesamiento de datos. <text:span text:style-name="T5">En este servidor se procederá a segmentar los datos en maniobras usando </text:span><text:span text:style-name="T2">Ground Truth Rules</text:span><text:span text:style-name="T5">, que son reglas que se generarán a través de conocimiento experto. Una vez la data se ha segmentado se extraerá información estadística como la media, la desviación estándar, etc. durante ese segmento. Estos valores estadísticos serán los features que alimentarán a la </text:span><text:span text:style-name="T2">Red Neuronal</text:span><text:span text:style-name="T4"> que se encargará de clasificar cada segmento en un estilo de conducción agresivo o normal.</text:span></text:p>
          </table:table-cell>
        </table:table-row>
        <table:table-row>
          <table:table-cell table:style-name="Table1.A2" office:value-type="string">
            <text:p text:style-name="P1">Opción 2</text:p>
            <text:p text:style-name="P1"><draw:line text:anchor-type="paragraph" draw:z-index="2" draw:name="Shape1" draw:style-name="gr3" draw:text-style-name="P4" svg:x1="9.15mm" svg:y1="2.82mm" svg:x2="23.07mm" svg:y2="2.93mm"><text:p/></draw:line></text:p>
          </table:table-cell>
          <table:table-cell table:style-name="Table1.B2" office:value-type="string">
            <text:p text:style-name="P2">En esta solución se usará una tarjeta SD para almacenar los datos de los sensores <text:span text:style-name="T6">en un archivo csv</text:span> y se ejecutará el procesamiento localmente. <text:span text:style-name="T5">En este caso se usará el algoritmo de </text:span><text:span text:style-name="T2">Changepoint Detection</text:span><text:span text:style-name="T4"> para segmentar los datos.</text:span></text:p>
            <text:p text:style-name="P2"><text:span text:style-name="T5">Luego cada segmento se procesará a través de</text:span> <text:span text:style-name="T1">k-Nearest Neighbor</text:span> para realizar la clasificación de estilo de conducción. <text:span text:style-name="T5">Se </text:span>usar<text:span text:style-name="T5">á</text:span> <text:span text:style-name="T1">Dynamic Time Warping</text:span> (DTW) <text:s/>para comparar <text:span text:style-name="T5">la similitud entre las señales. </text:span>Para esto se necesitará un conjunto de <text:span text:style-name="T1">templates</text:span> que representen cada estilos de conducción posible y que se compararán con cada nueva señal para clasificar futuros segmentos. </text:p>
          </table:table-cell>
        </table:table-row>
        <table:table-row>
          <table:table-cell table:style-name="Table1.A2" office:value-type="string">
            <text:p text:style-name="P1">Opción 3</text:p>
            <text:p text:style-name="P1"><draw:line text:anchor-type="paragraph" draw:z-index="1" draw:name="Shape1" draw:style-name="gr2" draw:text-style-name="P4" svg:x1="9.44mm" svg:y1="2.82mm" svg:x2="23.36mm" svg:y2="2.93mm"><text:p/></draw:line></text:p>
          </table:table-cell>
          <table:table-cell table:style-name="Table1.B2" office:value-type="string">
            <text:p text:style-name="P2">En esta solución se usa también un servidor en la nube para almacenar y procesar los datos de los sensores. <text:span text:style-name="T3">En este caso el <text:s/>algoritmo a usar es el de </text:span><text:span text:style-name="T1">Random Forest.</text:span><text:span text:style-name="T3"> Este algoritmo consiste en diferentes reglas que se usan para poder clasificar cada nuevo ejemplo que llega a partir de los datos de los sensores.</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M Roman 10" svg:font-family="'LM Roman 10'" style:font-pitch="variable"/>
    <style:font-face style:name="LM Roman Slanted 10" svg:font-family="'LM Roman Slanted 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_20_concave" draw:display-name="Arrow concave" svg:viewBox="0 0 1131 1580" svg:d="M1013 1491l118 89-567-1580-564 1580 114-85 136-68 148-46 161-17 161 13 153 46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4T13:33:10.744378445</meta:creation-date>
    <dc:date>2018-09-25T08:09:40.449749083</dc:date>
    <meta:editing-duration>PT14M38S</meta:editing-duration>
    <meta:editing-cycles>5</meta:editing-cycles>
    <meta:generator>LibreOffice/5.1.6.2$Linux_X86_64 LibreOffice_project/10m0$Build-2</meta:generator>
    <meta:document-statistic meta:table-count="1" meta:image-count="0" meta:object-count="0" meta:page-count="1" meta:paragraph-count="8" meta:word-count="268" meta:character-count="1607" meta:non-whitespace-character-count="1344"/>
  </office:meta>
</office:document-meta>
</file>